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paragraph-properties fo:text-indent="0.5in"/>
    </style:style>
    <style:style style:name="P14" style:parent-style-name="Normal" style:family="paragraph">
      <style:paragraph-properties fo:text-indent="0.5in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paragraph-properties fo:text-indent="0.5in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paragraph-properties fo:text-indent="0.5in"/>
    </style:style>
    <style:style style:name="P19" style:parent-style-name="Normal" style:family="paragraph">
      <style:paragraph-properties fo:text-indent="0.5in"/>
    </style:style>
    <style:style style:name="P2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1" style:parent-style-name="Normal" style:family="paragraph">
      <style:paragraph-properties fo:text-indent="0.5in"/>
    </style:style>
    <style:style style:name="P22" style:parent-style-name="Normal" style:family="paragraph">
      <style:paragraph-properties fo:text-indent="0.5in"/>
    </style:style>
    <style:style style:name="P23" style:parent-style-name="Normal" style:family="paragraph">
      <style:paragraph-properties fo:text-indent="0.5in"/>
    </style:style>
    <style:style style:name="P2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5" style:parent-style-name="Normal" style:family="paragraph">
      <style:paragraph-properties fo:text-indent="0.5in"/>
    </style:style>
    <style:style style:name="P26" style:parent-style-name="Normal" style:family="paragraph">
      <style:paragraph-properties fo:text-indent="0.5in"/>
    </style:style>
    <style:style style:name="P27" style:parent-style-name="Normal" style:family="paragraph">
      <style:paragraph-properties fo:text-indent="0.5in"/>
    </style:style>
    <style:style style:name="P2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Normal" style:family="paragraph">
      <style:paragraph-properties fo:text-indent="0.5in"/>
    </style:style>
    <style:style style:name="P30" style:parent-style-name="Normal" style:family="paragraph">
      <style:paragraph-properties fo:text-indent="0.5in"/>
    </style:style>
    <style:style style:name="P31" style:parent-style-name="Normal" style:family="paragraph">
      <style:paragraph-properties fo:text-indent="0.5in"/>
    </style:style>
    <style:style style:name="P32" style:parent-style-name="Normal" style:family="paragraph">
      <style:paragraph-properties fo:text-indent="0.5in"/>
    </style:style>
    <style:style style:name="P33" style:parent-style-name="Normal" style:family="paragraph">
      <style:paragraph-properties fo:text-indent="0.5in"/>
    </style:style>
  </office:automatic-styles>
  <office:body>
    <office:text text:use-soft-page-breaks="true">
      <text:p text:style-name="P1">Enhancement One: Software Design/Engineering</text:p>
      <text:p text:style-name="P2"/>
      <text:p text:style-name="P3">Description</text:p>
      <text:p text:style-name="Normal">For this milestone, I worked on enhancing a project I made in React.js called "War Card Game." This game lets you play the classic card game War against the computer. I first made this project to practice React and learn how to manage data and make interactive apps.</text:p>
      <text:p text:style-name="Normal">This artifact is perfect for my ePortfolio because it shows my ability to organize code, solve problems, and make a fun, working application.</text:p>
      <text:p text:style-name="Normal"/>
      <text:p text:style-name="P4">Why I Chose This Artifact</text:p>
      <text:p text:style-name="P5">I picked this project because it shows my skills in software design and coding. Here’s why it stands out:</text:p>
      <text:p text:style-name="P6">Code Organization: The project is well-structured with components like PlayerHand and Battlefield, which handle different parts of the game.</text:p>
      <text:p text:style-name="P7">Game Logic: I implemented functions to shuffle and deal cards, decide the winner for each round, and move cards to the winner's deck.</text:p>
      <text:p text:style-name="P8">Interactivity: The game is fun and user-friendly, making it a great way to show my skills to potential employers.</text:p>
      <text:p text:style-name="P9">I chose this item because it highlights my ability to build software that’s functional, organized, and enjoyable to use.</text:p>
      <text:p text:style-name="P10"/>
      <text:p text:style-name="P11">What I Worked On</text:p>
      <text:p text:style-name="Normal">For this milestone, I made enhancements to improve the game. These include:</text:p>
      <text:p text:style-name="P12">Improved Logic:</text:p>
      <text:p text:style-name="P13">I updated the code so the winner of each round gets both cards added to their<text:s/><text:tab/>deck.</text:p>
      <text:p text:style-name="P14">I fixed issues where the game didn’t handle ties correctly.</text:p>
      <text:p text:style-name="P15">Component Refactoring:</text:p>
      <text:p text:style-name="P16">I split the code into smaller components like PlayerHand and Battlefield. This made<text:s/><text:tab/>the code easier to understand and reuse.</text:p>
      <text:p text:style-name="P17">Bug Fixes:</text:p>
      <text:p text:style-name="P18">I fixed bugs that caused errors during gameplay, like when the deck was empty or<text:s/><text:tab/>when cards weren’t being updated correctly.</text:p>
      <text:p text:style-name="P19"/>
      <text:p text:style-name="P20">Course Outcomes</text:p>
      <text:p text:style-name="Normal">This milestone helped me work toward the course outcomes. Here’s what I’ve achieved so far:</text:p>
      <text:p text:style-name="P21">I showed my ability to solve problems by writing better game logic and fixing bugs.</text:p>
      <text:p text:style-name="P22">I demonstrated good software design by splitting the project into components and<text:s/><text:tab/>organizing the code.</text:p>
      <text:p text:style-name="P23">I used innovative tools like React and Tailwind CSS to make the game look nice and<text:s/><text:tab/>function well.</text:p>
      <text:p text:style-name="Normal">I’m still working on connecting a database to the game to store scores and player records. That will be my next step. I am also getting an error with my new components, Battlefield, Cards, and PlayerHand that I am working to resolve.</text:p>
      <text:p text:style-name="Normal"/>
      <text:p text:style-name="Normal"/>
      <text:p text:style-name="P24">What I Learned</text:p>
      <text:p text:style-name="Normal">While enhancing this project, I learned:</text:p>
      <text:p text:style-name="P25">How to manage data in React better using useState.</text:p>
      <text:p text:style-name="P26">The importance of breaking code into smaller parts to make it easier to work on.</text:p>
      <text:p text:style-name="P27">How to debug issues and test changes to make sure the game works as expected.</text:p>
      <text:p text:style-name="Normal">I faced some challenges, like making sure the game logic worked correctly when there were ties or when a player’s deck was empty. It took some trial and error, but I eventually got it to work.</text:p>
      <text:p text:style-name="Normal"/>
      <text:p text:style-name="P28">Files I’m Submitting</text:p>
      <text:p text:style-name="Normal">Here’s what I’m including:</text:p>
      <text:p text:style-name="P29">App.jsx: The main file for the app, updated with better logic and refactored<text:s/><text:tab/><text:tab/>components.</text:p>
      <text:p text:style-name="P30">PlayerHand.jsx: A new file for displaying each player’s hand of cards.</text:p>
      <text:p text:style-name="P31">Battlefield.jsx: A new file for showing the cards being played and announcing the<text:s/><text:tab/>round winner.</text:p>
      <text:p text:style-name="P32">logic/deal.js: The file where the card deck is created, shuffled, and dealt.</text:p>
      <text:p text:style-name="P33">App.css: Updated with simple styles and animations for the game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owe, Tyler</meta:initial-creator>
    <dc:creator>Lowe, Tyler</dc:creator>
    <meta:creation-date>2025-02-03T01:12:00Z</meta:creation-date>
    <dc:date>2025-02-03T01:12:00Z</dc:date>
    <meta:template xlink:href="Normal.dotm" xlink:type="simple"/>
    <meta:editing-cycles>1</meta:editing-cycles>
    <meta:editing-duration>PT0S</meta:editing-duration>
    <meta:document-statistic meta:page-count="1" meta:paragraph-count="6" meta:word-count="476" meta:character-count="3188" meta:row-count="22" meta:non-whitespace-character-count="2718"/>
  </office:meta>
</office:document-meta>
</file>